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amCheckout.visit( Folder starteamFolder , java . io . File targetFold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tarTeamCheckout.logOperationDescription( Folder starteamrootFolder , java . io . File targetrootFold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heckoutMap.delete( java . io . File loc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rTeamCheckout.describeCheckout( com . starbase . starteam . File remotefile , java . io . File local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rTeamCheckout.testPrecondition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arTeamCheckout.setCreateWorkingDir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createSnapshotView( View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rTeamCheckout.setLockStatus( boolean v , int new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eckoutMap.init( java . io . File localFolder , Folder remoteFol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rTeamCheckout.setUnlocked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outMap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setConvertEOL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getUseRepository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setAsOfDateFormat( String asOf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processFile( com . starbase . starteam . File eachFile , File targetFold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tarTeamCheckout.describeCheckout( com . starbase . starteam . File remo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setUseRepositoryTimeStamp( boolean useRepository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outMap.processUncontrolledIte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rTeamCheckout.setDeleteUncontroll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setAsOfDate( String asOfDat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out.setLocked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